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7000000DA574F76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59cm" fo:margin-left="0.064cm" table:align="left"/>
    </style:style>
    <style:style style:name="Table1.A" style:family="table-column">
      <style:table-column-properties style:column-width="2.14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2.699cm"/>
    </style:style>
    <style:style style:name="Table1.E" style:family="table-column">
      <style:table-column-properties style:column-width="1.773cm"/>
    </style:style>
    <style:style style:name="Table1.F" style:family="table-column">
      <style:table-column-properties style:column-width="4.15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129cm"/>
    </style:style>
    <style:style style:name="Table5" style:family="table">
      <style:table-properties style:width="18.838cm" table:align="left"/>
    </style:style>
    <style:style style:name="Table5.A" style:family="table-column">
      <style:table-column-properties style:column-width="5.583cm"/>
    </style:style>
    <style:style style:name="Table5.B" style:family="table-column">
      <style:table-column-properties style:column-width="5.821cm"/>
    </style:style>
    <style:style style:name="Table5.C" style:family="table-column">
      <style:table-column-properties style:column-width="7.43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601cm"/>
    </style:style>
    <style:style style:name="Table2" style:family="table">
      <style:table-properties style:width="18.865cm" fo:margin-left="0.037cm" table:align="left"/>
    </style:style>
    <style:style style:name="Table2.A" style:family="table-column">
      <style:table-column-properties style:column-width="2.17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3.334cm"/>
    </style:style>
    <style:style style:name="Table2.D" style:family="table-column">
      <style:table-column-properties style:column-width="2.699cm"/>
    </style:style>
    <style:style style:name="Table2.E" style:family="table-column">
      <style:table-column-properties style:column-width="1.773cm"/>
    </style:style>
    <style:style style:name="Table2.F" style:family="table-column">
      <style:table-column-properties style:column-width="4.23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0.82cm" style:rel-column-width="465*"/>
    </style:style>
    <style:style style:name="Table3.B" style:family="table-column">
      <style:table-column-properties style:column-width="4.445cm" style:rel-column-width="2520*"/>
    </style:style>
    <style:style style:name="Table3.C" style:family="table-column">
      <style:table-column-properties style:column-width="3.995cm" style:rel-column-width="2265*"/>
    </style:style>
    <style:style style:name="Table3.D" style:family="table-column">
      <style:table-column-properties style:column-width="2.937cm" style:rel-column-width="1665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519cm" style:rel-column-width="1995*"/>
    </style:style>
    <style:style style:name="Table3.1" style:family="table-row">
      <style:table-row-properties style:min-row-height="1.0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8.891cm" table:align="left"/>
    </style:style>
    <style:style style:name="Table4.A" style:family="table-column">
      <style:table-column-properties style:column-width="3.517cm"/>
    </style:style>
    <style:style style:name="Table4.B" style:family="table-column">
      <style:table-column-properties style:column-width="2.383cm"/>
    </style:style>
    <style:style style:name="Table4.C" style:family="table-column">
      <style:table-column-properties style:column-width="2.381cm"/>
    </style:style>
    <style:style style:name="Table4.D" style:family="table-column">
      <style:table-column-properties style:column-width="4.974cm"/>
    </style:style>
    <style:style style:name="Table4.E" style:family="table-column">
      <style:table-column-properties style:column-width="5.63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143cm"/>
    </style:style>
    <style:style style:name="P1" style:family="paragraph" style:parent-style-name="Standard">
      <style:paragraph-properties fo:margin-left="0cm" fo:margin-right="-0.873cm" fo:text-align="center" style:justify-single-word="false" fo:text-indent="0cm" style:auto-text-indent="false"/>
      <style:text-properties fo:color="#000000" style:font-name="Times New Romance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ce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color="#000000" style:font-name="Times New Romance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3.284cm" style:type="right" style:leader-style="solid" style:leader-text="_"/>
          <style:tab-stop style:position="17.526cm" style:type="right" style:leader-style="solid" style:leader-text="_"/>
        </style:tab-stops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Standard">
      <style:paragraph-properties>
        <style:tab-stops>
          <style:tab-stop style:position="10.186cm" style:type="right" style:leader-style="solid" style:leader-text="_"/>
        </style:tab-stops>
      </style:paragraph-properties>
      <style:text-properties fo:color="#000000" style:font-name="Times New Romance" fo:font-size="8pt" style:font-size-asian="8pt" style:font-size-complex="8pt"/>
    </style:style>
    <style:style style:name="P6" style:family="paragraph" style:parent-style-name="Standard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2.752cm" style:type="right"/>
          <style:tab-stop style:position="17.399cm" style:type="right" style:leader-style="solid" style:leader-text="_"/>
        </style:tab-stops>
      </style:paragraph-properties>
      <style:text-properties fo:color="#000000" style:font-name="Times New Romance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0.001cm"/>
        </style:tab-stops>
      </style:paragraph-properties>
      <style:text-properties fo:color="#000000" style:font-name="Times New Romance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9.869cm"/>
        </style:tab-stops>
      </style:paragraph-properties>
      <style:text-properties fo:color="#000000" style:font-name="Times New Romance"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10.134cm" style:type="right"/>
        </style:tab-stops>
      </style:paragraph-properties>
      <style:text-properties fo:color="#000000" style:font-name="Times New Romance" fo:font-size="8pt" style:font-size-asian="8pt" style:font-size-complex="8pt"/>
    </style:style>
    <style:style style:name="P11" style:family="paragraph" style:parent-style-name="Standard">
      <style:paragraph-properties>
        <style:tab-stops>
          <style:tab-stop style:position="10.186cm" style:type="right" style:leader-style="solid" style:leader-text="_"/>
        </style:tab-stops>
      </style:paragraph-properties>
      <style:text-properties fo:color="#000000" style:text-outline="false" style:text-line-through-style="none" style:font-name="Times New Roman" fo:font-size="8pt" fo:language="en" fo:country="IN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8pt" style:language-asian="en" style:country-asian="US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>
        <style:tab-stops>
          <style:tab-stop style:position="10.186cm" style:type="right" style:leader-style="solid" style:leader-text="_"/>
        </style:tab-stops>
      </style:paragraph-properties>
      <style:text-properties fo:color="#000000" style:text-outline="false" style:text-line-through-style="none" style:font-name="Times New Roman" fo:font-size="8pt" fo:language="en" fo:country="IN" fo:font-style="normal" fo:text-shadow="none" style:text-underline-style="none" fo:font-weight="normal" style:letter-kerning="true" fo:background-color="transparent" style:font-name-asian="Tahoma" style:font-size-asian="8pt" style:language-asian="en" style:country-asian="US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>
        <style:tab-stops>
          <style:tab-stop style:position="13.282cm" style:type="right" style:leader-style="solid" style:leader-text="_"/>
          <style:tab-stop style:position="17.526cm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4" style:family="paragraph" style:parent-style-name="Standard">
      <style:paragraph-properties>
        <style:tab-stops>
          <style:tab-stop style:position="13.284cm" style:type="right" style:leader-style="solid" style:leader-text="_"/>
          <style:tab-stop style:position="17.526cm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5" style:family="paragraph" style:parent-style-name="Standard">
      <style:paragraph-properties>
        <style:tab-stops>
          <style:tab-stop style:position="10.16cm" style:type="right"/>
        </style:tab-stops>
      </style:paragraph-properties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>
        <style:tab-stops>
          <style:tab-stop style:position="13.282cm" style:type="right" style:leader-style="solid" style:leader-text="_"/>
          <style:tab-stop style:position="17.526cm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8pt" fo:letter-spacing="normal" fo:font-style="normal" style:text-underline-style="none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>
        <style:tab-stops>
          <style:tab-stop style:position="10.16cm" style:type="right"/>
        </style:tab-stops>
      </style:paragraph-properties>
      <style:text-properties fo:font-variant="normal" fo:text-transform="none" fo:color="#000000" style:text-outline="false" style:text-line-through-style="none" style:font-name="Times New Roman" fo:font-size="8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8pt" style:language-asian="en" style:country-asian="US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.127cm" fo:margin-bottom="0.127cm" fo:text-align="start" style:justify-single-word="false" fo:text-indent="0cm" style:auto-text-indent="false" style:text-autospace="none" style:writing-mode="lr-tb">
        <style:tab-stops>
          <style:tab-stop style:position="3.81cm" style:type="right"/>
          <style:tab-stop style:position="4.286cm"/>
          <style:tab-stop style:position="13.653cm" style:type="right"/>
          <style:tab-stop style:position="13.97cm"/>
        </style:tab-stops>
      </style:paragraph-properties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cm" fo:margin-top="0.127cm" fo:margin-bottom="0.127cm" fo:text-align="start" style:justify-single-word="false" fo:text-indent="0cm" style:auto-text-indent="false" style:text-autospace="none" style:writing-mode="lr-tb">
        <style:tab-stops>
          <style:tab-stop style:position="3.81cm" style:type="right"/>
          <style:tab-stop style:position="4.286cm"/>
          <style:tab-stop style:position="13.653cm" style:type="right"/>
          <style:tab-stop style:position="13.97cm"/>
        </style:tab-stops>
      </style:paragraph-properties>
      <style:text-properties fo:color="#000000" style:text-outline="false" style:text-line-through-style="none" style:font-name="Times New Roman" fo:font-size="8pt" fo:language="en" fo:country="IN" fo:font-style="normal" fo:text-shadow="none" style:text-underline-style="none" fo:font-weight="normal" style:letter-kerning="true" fo:background-color="transparent" style:font-name-asian="Tahoma" style:font-size-asian="8pt" style:language-asian="en" style:country-asian="US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name-asian="Monospace" style:font-size-asian="8pt" style:font-style-asian="italic" style:font-name-complex="Monospace" style:font-size-complex="8pt" style:font-style-complex="italic"/>
    </style:style>
    <style:style style:name="P23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24" style:family="paragraph" style:parent-style-name="Table_20_Contents">
      <style:text-properties fo:color="#00aa00" style:font-name="Monospace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P25" style:family="paragraph">
      <style:paragraph-properties fo:text-align="cente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font-name="Times New Roman" fo:letter-spacing="normal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font-name="Times New Roman" fo:letter-spacing="normal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font-name="Times New Roman" fo:letter-spacing="normal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7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8" style:family="text">
      <style:text-properties style:text-outline="false" style:text-line-through-style="none" style:font-name="Times New Roman" fo:language="en" fo:country="IN" fo:font-style="normal" fo:text-shadow="none" style:text-underline-style="solid" style:text-underline-width="auto" style:text-underline-color="font-color" fo:font-weight="bold" style:letter-kerning="true" fo:background-color="transparent" style:font-name-asian="Tahoma" style:language-asian="en" style:country-asian="US" style:font-style-asian="normal" style:font-weight-asian="bold" style:font-name-complex="DejaVu Sans" style:font-style-complex="normal" style:font-weight-complex="bold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11" style:family="text">
      <style:text-properties style:text-outline="false" style:text-line-through-style="none" style:font-name="Times New Roman" fo:language="en" fo:country="IN" fo:text-shadow="none" style:text-underline-style="none" style:letter-kerning="true" fo:background-color="transparent" style:font-name-asian="Tahoma" style:language-asian="en" style:country-asian="US" style:font-style-asian="normal" style:font-name-complex="DejaVu Sans" style:font-style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14" style:family="text">
      <style:text-properties loext:char-shading-value="0"/>
    </style:style>
    <style:style style:name="T15" style:family="text">
      <style:text-properties style:font-name-asian="Monospace" style:font-style-asian="italic" style:font-name-complex="Monospace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 403<text:tab/><text:tab/>ORIGINAL/DUPLICATE/TRIPLICATE</text:p>
      <text:p text:style-name="P2">(See Sub-rule (5) of rule 51)</text:p>
      <text:p text:style-name="P2">Declaration under section 68 of the Gujarat Value Added Tax Act, 2003</text:p>
      <text:p text:style-name="P2">(For goods enteringthe State from outside the State)</text:p>
      <text:p text:style-name="P3">To.</text:p>
      <text:p text:style-name="P3">The officer incharge</text:p>
      <text:p text:style-name="P3">Check pos</text:p>
      <text:p text:style-name="P13">(1) Place from which goods are dispatched <text:s/><text:span text:style-name="T17"><text:s/></text:span><text:span text:style-name="T7"><text:placeholder text:placeholder-type="text">&lt;o.from_place&gt;</text:placeholder></text:span><text:span text:style-name="T17"><text:tab/> District <text:s text:c="3"/></text:span><text:span text:style-name="T7"><text:placeholder text:placeholder-type="text">&lt;o.from_district&gt;</text:placeholder></text:span><text:tab/></text:p>
      <text:p text:style-name="P13">(2) Place to which goods are dispatched <text:s text:c="2"/><text:span text:style-name="T7"><text:placeholder text:placeholder-type="text">&lt;o.to_place&gt;</text:placeholder></text:span><text:span text:style-name="T17"><text:tab/> District <text:s text:c="4"/></text:span><text:span text:style-name="T7"><text:placeholder text:placeholder-type="text">&lt;o.to_district&gt;</text:placeholder></text:span><text:tab/></text:p>
      <text:p text:style-name="P4">(3) Details of goods invoice No <text:s text:c="4"/><text:span text:style-name="T3"><text:placeholder text:placeholder-type="text">&lt;o.name.vvt_number&gt;</text:placeholder></text:span><text:span text:style-name="T16"><text:tab/>Date <text:s text:c="3"/></text:span><text:span text:style-name="T3"><text:placeholder text:placeholder-type="text">&lt;o.date and (o.date[8:10] +'/'+o.date[5:7] +'/'+o.date[:4]) or ""&gt;</text:placeholder></text:span><text:tab/></text:p>
      <text:p text:style-name="P4">(4) <text:span text:style-name="T2">Consignor's detail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Name</text:p>
          </table:table-cell>
          <table:table-cell table:style-name="Table1.A1" office:value-type="string">
            <text:p text:style-name="P16"><text:placeholder text:placeholder-type="text">&lt;o.consignor_name&gt;</text:placeholder></text:p>
          </table:table-cell>
          <table:table-cell table:style-name="Table1.A1" office:value-type="string">
            <text:p text:style-name="P20">State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F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0">Address</text:p>
          </table:table-cell>
          <table:table-cell table:style-name="Table1.A2" office:value-type="string">
            <text:p text:style-name="P18"><text:span text:style-name="T13"><text:placeholder text:placeholder-type="text">&lt;o.consignor_street or ''&gt;</text:placeholder></text:span><text:span text:style-name="T13">, </text:span><text:span text:style-name="T12"><text:placeholder text:placeholder-type="text">&lt;o.consignor_street2 or ''&gt;</text:placeholder></text:span><text:span text:style-name="T12">, </text:span><text:span text:style-name="T12"><text:placeholder text:placeholder-type="text">&lt;o.consignor_city or ''&gt;</text:placeholder></text:span><text:span text:style-name="T12">, </text:span><text:span text:style-name="T4"><text:placeholder text:placeholder-type="text">&lt;o.consignor_country_id.name or ''&gt;</text:placeholder></text:span><text:span text:style-name="T4">, </text:span><text:span text:style-name="T4"><text:placeholder text:placeholder-type="text">&lt;o.consignor_state_id.name or ''&gt;</text:placeholder></text:span></text:p>
          </table:table-cell>
          <table:table-cell table:style-name="Table1.A2" office:value-type="string">
            <text:p text:style-name="P20">Reg.Certificate No</text:p>
          </table:table-cell>
          <table:table-cell table:style-name="Table1.A2" office:value-type="string">
            <text:p text:style-name="P19"><text:placeholder text:placeholder-type="text">&lt;o.consignor_certi_no or ''&gt;</text:placeholder></text:p>
          </table:table-cell>
          <table:table-cell table:style-name="Table1.A2" office:value-type="string">
            <text:p text:style-name="P23">Date</text:p>
          </table:table-cell>
          <table:table-cell table:style-name="Table1.F2" office:value-type="string">
            <text:p text:style-name="P19"><text:placeholder text:placeholder-type="text">&lt;o.consignor_date_1 and (o.consignor_date_1[8:10] +'/'+o.consignor_date_1[5:7] +'/'+o.consignor_date_1[:4]) or ""&gt;</text:placeholder></text:p>
          </table:table-cell>
        </table:table-row>
        <table:table-row>
          <table:table-cell table:style-name="Table1.A2" office:value-type="string">
            <text:p text:style-name="P20">Telephone</text:p>
          </table:table-cell>
          <table:table-cell table:style-name="Table1.A2" office:value-type="string">
            <text:p text:style-name="P19"><text:placeholder text:placeholder-type="text">&lt;o.consignor_tel or ''&gt;</text:placeholder></text:p>
          </table:table-cell>
          <table:table-cell table:style-name="Table1.A2" office:value-type="string">
            <text:p text:style-name="P20">CST Reg. No</text:p>
          </table:table-cell>
          <table:table-cell table:style-name="Table1.A2" office:value-type="string">
            <text:p text:style-name="P19"><text:placeholder text:placeholder-type="text">&lt;o.consignor_cst_no or ''&gt;</text:placeholder></text:p>
          </table:table-cell>
          <table:table-cell table:style-name="Table1.A2" office:value-type="string">
            <text:p text:style-name="P23">Date</text:p>
          </table:table-cell>
          <table:table-cell table:style-name="Table1.F2" office:value-type="string">
            <text:p text:style-name="P19"><text:placeholder text:placeholder-type="text">&lt;o.consignor_date_1 and (o.consignor_date_2[8:10] +'/'+o.consignor_date_2[5:7] +'/'+o.consignor_date_2[:4]) or ""&gt;</text:placeholder></text:p>
          </table:table-cell>
        </table:table-row>
        <table:table-row table:style-name="Table1.4">
          <table:table-cell table:style-name="Table1.A2" office:value-type="string">
            <text:p text:style-name="P20">Fax No.</text:p>
          </table:table-cell>
          <table:table-cell table:style-name="Table1.A2" office:value-type="string">
            <text:p text:style-name="P19"><text:placeholder text:placeholder-type="text">&lt;o.consignor_fax or ''&gt;</text:placeholder>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F2" office:value-type="string">
            <text:p text:style-name="P23"/>
          </table:table-cell>
        </table:table-row>
      </table:table>
      <text:p text:style-name="P14">(5) Nature of Transaction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2"><text:placeholder text:placeholder-type="text">&lt;if test="o.inter_state == True"&gt;</text:placeholder>1. Inter State Sale <text:s text:c="2"/><draw:frame draw:style-name="fr1" draw:name="graphics1" text:anchor-type="as-char" svg:y="-0.349cm" svg:width="0.485cm" svg:height="0.381cm" draw:z-index="12"><draw:image xlink:href="Pictures/10000000000000E7000000DA574F76AD.png" xlink:type="simple" xlink:show="embed" xlink:actuate="onLoad"/></draw:frame> <text:placeholder text:placeholder-type="text">&lt;/if&gt;</text:placeholder><text:placeholder text:placeholder-type="text">&lt;if test="o.inter_state == False"&gt;</text:placeholder>1. Inter State Sale <text:placeholder text:placeholder-type="text">&lt;/if&gt;</text:placeholder></text:p>
          </table:table-cell>
          <table:table-cell table:style-name="Table5.A1" office:value-type="string">
            <text:p text:style-name="P20"><text:span text:style-name="T15"><text:placeholder text:placeholder-type="text">&lt;if test="o.tranfer== True"&gt;</text:placeholder></text:span><text:span text:style-name="T15">2. Transfer of Documents of Title <text:s text:c="2"/></text:span><text:span text:style-name="T15"><draw:frame draw:style-name="fr1" draw:name="graphics9" text:anchor-type="as-char" svg:y="-0.349cm" svg:width="0.485cm" svg:height="0.381cm" draw:z-index="13"><draw:image xlink:href="Pictures/10000000000000E7000000DA574F76AD.png" xlink:type="simple" xlink:show="embed" xlink:actuate="onLoad"/></draw:frame></text:span><text:span text:style-name="T15"> </text:span><text:span text:style-name="T15"><text:placeholder text:placeholder-type="text">&lt;/if&gt;</text:placeholder></text:span><text:span text:style-name="T15"><text:placeholder text:placeholder-type="text">&lt;if test="o.tranfer == False"&gt;</text:placeholder></text:span><text:span text:style-name="T15">2. Transfer of Documents of Title </text:span><text:span text:style-name="T15"><text:placeholder text:placeholder-type="text">&lt;/if&gt;</text:placeholder></text:span></text:p>
          </table:table-cell>
          <table:table-cell table:style-name="Table5.A1" office:value-type="string">
            <text:p text:style-name="P20"><text:span text:style-name="T15"><text:placeholder text:placeholder-type="text">&lt;if test="o.deport_tranfer == True"&gt;</text:placeholder></text:span><text:span text:style-name="T15">3. Depot Transfer <text:s/></text:span><text:span text:style-name="T15"><draw:frame draw:style-name="fr1" draw:name="graphics10" text:anchor-type="as-char" svg:y="-0.349cm" svg:width="0.485cm" svg:height="0.381cm" draw:z-index="14"><draw:image xlink:href="Pictures/10000000000000E7000000DA574F76AD.png" xlink:type="simple" xlink:show="embed" xlink:actuate="onLoad"/></draw:frame></text:span><text:span text:style-name="T15"> </text:span><text:span text:style-name="T15"><text:placeholder text:placeholder-type="text">&lt;/if&gt;</text:placeholder></text:span><text:span text:style-name="T15"><text:placeholder text:placeholder-type="text">&lt;if test="o.deport_tranfer == False"&gt;</text:placeholder></text:span><text:span text:style-name="T15">3. Depot Transfer</text:span><text:span text:style-name="T15"><text:placeholder text:placeholder-type="text">&lt;/if&gt;</text:placeholder></text:span></text:p>
          </table:table-cell>
        </table:table-row>
        <table:table-row table:style-name="Table5.2">
          <table:table-cell table:style-name="Table5.A1" office:value-type="string">
            <text:p text:style-name="P20"><text:span text:style-name="T15"><text:placeholder text:placeholder-type="text">&lt;if test="o.consigment == True"&gt;</text:placeholder></text:span><text:span text:style-name="T15">4. Consignment to Branch/Agent <text:s/></text:span><text:span text:style-name="T15"><draw:frame draw:style-name="fr2" draw:name="graphics2" text:anchor-type="as-char" svg:width="0.485cm" svg:height="0.381cm" draw:z-index="15"><draw:image xlink:href="Pictures/10000000000000E7000000DA574F76AD.png" xlink:type="simple" xlink:show="embed" xlink:actuate="onLoad"/></draw:frame></text:span><text:span text:style-name="T15"> </text:span><text:span text:style-name="T15"><text:placeholder text:placeholder-type="text">&lt;/if&gt;</text:placeholder></text:span><text:span text:style-name="T15"><text:placeholder text:placeholder-type="text">&lt;if test="o.consigment == False"&gt;</text:placeholder></text:span><text:span text:style-name="T15">4. Consignment to Branch/Agent</text:span><text:span text:style-name="T15"><text:placeholder text:placeholder-type="text">&lt;/if&gt;</text:placeholder></text:span></text:p>
          </table:table-cell>
          <table:table-cell table:style-name="Table5.A1" office:value-type="string">
            <text:p text:style-name="P20"><text:span text:style-name="T15"><text:placeholder text:placeholder-type="text">&lt;if test="o.job_work == True"&gt;</text:placeholder></text:span><text:span text:style-name="T15">5. For Job works/ Works contract <text:s text:c="4"/></text:span><text:span text:style-name="T15"><draw:frame draw:style-name="fr1" draw:name="graphics8" text:anchor-type="as-char" svg:y="-0.349cm" svg:width="0.485cm" svg:height="0.381cm" draw:z-index="16"><draw:image xlink:href="Pictures/10000000000000E7000000DA574F76AD.png" xlink:type="simple" xlink:show="embed" xlink:actuate="onLoad"/></draw:frame></text:span><text:span text:style-name="T15"> <text:s text:c="3"/></text:span><text:span text:style-name="T15"><text:placeholder text:placeholder-type="text">&lt;/if&gt;</text:placeholder></text:span><text:span text:style-name="T15"><text:placeholder text:placeholder-type="text">&lt;if test="o.job_work == False"&gt;</text:placeholder></text:span><text:span text:style-name="T15">5. For Job works/ Works contract</text:span><text:span text:style-name="T15"><text:placeholder text:placeholder-type="text">&lt;/if&gt;</text:placeholder></text:span></text:p>
          </table:table-cell>
          <table:table-cell table:style-name="Table5.A1" office:value-type="string">
            <text:p text:style-name="P20"><text:span text:style-name="T15"><text:placeholder text:placeholder-type="text">&lt;if test="o.any_other == True"&gt;</text:placeholder></text:span><text:span text:style-name="T15">6. Any Other <text:s text:c="4"/></text:span><text:span text:style-name="T15"><draw:frame draw:style-name="fr1" draw:name="graphics11" text:anchor-type="as-char" svg:y="-0.349cm" svg:width="0.485cm" svg:height="0.381cm" draw:z-index="17"><draw:image xlink:href="Pictures/10000000000000E7000000DA574F76AD.png" xlink:type="simple" xlink:show="embed" xlink:actuate="onLoad"/></draw:frame></text:span><text:span text:style-name="T15"> <text:s text:c="3"/></text:span><text:span text:style-name="T15"><text:placeholder text:placeholder-type="text">&lt;/if&gt;</text:placeholder></text:span><text:span text:style-name="T15"><text:placeholder text:placeholder-type="text">&lt;if test="o.any_other == False"&gt;</text:placeholder></text:span><text:span text:style-name="T15">6. Any Other</text:span><text:span text:style-name="T15"><text:placeholder text:placeholder-type="text">&lt;/if&gt;</text:placeholder></text:span></text:p>
          </table:table-cell>
        </table:table-row>
      </table:table>
      <text:p text:style-name="P14">(6) Consignee's detai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0">Name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Stat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F1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Address</text:p>
          </table:table-cell>
          <table:table-cell table:style-name="Table2.A2" office:value-type="string">
            <text:p text:style-name="P19"><text:span text:style-name="T14"><text:placeholder text:placeholder-type="text">&lt;o.consignee_street or ''&gt;</text:placeholder></text:span><text:span text:style-name="T14"> <text:s text:c="7"/></text:span><text:placeholder text:placeholder-type="text">&lt;o.consignee_street2 or ''&gt;</text:placeholder>, <text:placeholder text:placeholder-type="text">&lt;o.consignee_city or ''&gt;</text:placeholder>, <text:span text:style-name="T1"><text:placeholder text:placeholder-type="text">&lt;o.consignee_country_id.name or ''&gt;</text:placeholder></text:span><text:span text:style-name="T1">, </text:span><text:span text:style-name="T1"><text:placeholder text:placeholder-type="text">&lt;o.consignee_state_id.name or ''&gt;</text:placeholder></text:span></text:p>
          </table:table-cell>
          <table:table-cell table:style-name="Table2.A2" office:value-type="string">
            <text:p text:style-name="P20">Reg.Certificate No</text:p>
          </table:table-cell>
          <table:table-cell table:style-name="Table2.A2" office:value-type="string">
            <text:p text:style-name="P19"><text:placeholder text:placeholder-type="text">&lt;o.consignee_certi_no or ''&gt;</text:placeholder></text:p>
          </table:table-cell>
          <table:table-cell table:style-name="Table2.A2" office:value-type="string">
            <text:p text:style-name="P23">Date</text:p>
          </table:table-cell>
          <table:table-cell table:style-name="Table2.F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Telephone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0">CST Reg. No</text:p>
          </table:table-cell>
          <table:table-cell table:style-name="Table2.A2" office:value-type="string">
            <text:p text:style-name="P19"><text:placeholder text:placeholder-type="text">&lt;o.consignee_cst_no or ''&gt;</text:placeholder></text:p>
          </table:table-cell>
          <table:table-cell table:style-name="Table2.A2" office:value-type="string">
            <text:p text:style-name="P23">Date</text:p>
          </table:table-cell>
          <table:table-cell table:style-name="Table2.F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Fax No.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/>
          </table:table-cell>
          <table:table-cell table:style-name="Table2.F2" office:value-type="string">
            <text:p text:style-name="P23"/>
          </table:table-cell>
        </table:table-row>
      </table:table>
      <text:p text:style-name="P3"/>
      <text:p text:style-name="P5">Consigned Value Rs. <text:s/><text:span text:style-name="T8"><text:placeholder text:placeholder-type="text">&lt;o.consignee_value or ''&gt;</text:placeholder></text:span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3">SI.No</text:p>
          </table:table-cell>
          <table:table-cell table:style-name="Table3.A1" office:value-type="string">
            <text:p text:style-name="P23">Description of Goods</text:p>
          </table:table-cell>
          <table:table-cell table:style-name="Table3.A1" office:value-type="string">
            <text:p text:style-name="P23">Commodity Code</text:p>
          </table:table-cell>
          <table:table-cell table:style-name="Table3.A1" office:value-type="string">
            <text:p text:style-name="P23">Unity Code</text:p>
          </table:table-cell>
          <table:table-cell table:style-name="Table3.A1" office:value-type="string">
            <text:p text:style-name="P23">Rate of Tax</text:p>
          </table:table-cell>
          <table:table-cell table:style-name="Table3.F1" office:value-type="string">
            <text:p text:style-name="P23">Value</text:p>
          </table:table-cell>
        </table:table-row>
        <table:table-row table:style-name="Table3.1">
          <table:table-cell table:style-name="Table3.A2" table:number-columns-spanned="6" office:value-type="string">
            <text:p text:style-name="P11"><text:placeholder text:placeholder-type="text">&lt;for each="line in o.consigne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2"><text:placeholder text:placeholder-type="text">&lt;line.number&gt;</text:placeholder></text:p>
          </table:table-cell>
          <table:table-cell table:style-name="Table3.A3" office:value-type="string">
            <text:p text:style-name="P12"><text:placeholder text:placeholder-type="text">&lt;line.description&gt;</text:placeholder></text:p>
          </table:table-cell>
          <table:table-cell table:style-name="Table3.A3" office:value-type="string">
            <text:p text:style-name="P12"><text:placeholder text:placeholder-type="text">&lt;line.commodity&gt;</text:placeholder></text:p>
          </table:table-cell>
          <table:table-cell table:style-name="Table3.A3" office:value-type="string">
            <text:p text:style-name="P12"><text:placeholder text:placeholder-type="text">&lt;line.unity_code&gt;</text:placeholder></text:p>
          </table:table-cell>
          <table:table-cell table:style-name="Table3.A3" office:value-type="string">
            <text:p text:style-name="P12"><text:placeholder text:placeholder-type="text">&lt;line.rate_of_tax&gt;</text:placeholder></text:p>
          </table:table-cell>
          <table:table-cell table:style-name="Table3.A2" office:value-type="string">
            <text:p text:style-name="P12"><text:placeholder text:placeholder-type="text">&lt;line.value&gt;</text:placeholder></text:p>
          </table:table-cell>
        </table:table-row>
        <table:table-row>
          <table:table-cell table:style-name="Table3.A2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5"><draw:line text:anchor-type="paragraph" draw:z-index="19" draw:style-name="gr2" draw:text-style-name="P25" svg:x1="3.582cm" svg:y1="0.302cm" svg:x2="17.764cm" svg:y2="0.302cm"><text:p/></draw:line>(7) Transporter's details:</text:p>
      <text:p text:style-name="P6"><draw:line text:anchor-type="paragraph" draw:z-index="1" draw:style-name="gr2" draw:text-style-name="P25" svg:x1="2.683cm" svg:y1="0.333cm" svg:x2="17.658cm" svg:y2="0.333cm"><text:p/></draw:line><text:tab/>(a) Name: <text:s text:c="2"/><text:span text:style-name="T9"><text:placeholder text:placeholder-type="text">&lt;o.transporter_name or ''&gt;</text:placeholder></text:span></text:p>
      <text:p text:style-name="P6"><draw:line text:anchor-type="paragraph" draw:z-index="2" draw:style-name="gr2" draw:text-style-name="P25" svg:x1="3cm" svg:y1="0.323cm" svg:x2="17.526cm" svg:y2="0.334cm"><text:p/></draw:line><text:tab/>(b) Address:<text:span text:style-name="T6"><text:placeholder text:placeholder-type="text">&lt;o.transporter_street or ''&gt;</text:placeholder></text:span><text:span text:style-name="T6"> <text:s/></text:span><text:span text:style-name="T5"><text:placeholder text:placeholder-type="text">&lt;o.transporter_street2 or ''&gt;</text:placeholder></text:span><text:span text:style-name="T5"> <text:s text:c="2"/></text:span><text:span text:style-name="T5"><text:placeholder text:placeholder-type="text">&lt;o.transporter_city or ''&gt;</text:placeholder></text:span><text:span text:style-name="T5"> <text:s/></text:span><text:span text:style-name="T5"><text:placeholder text:placeholder-type="text">&lt;o.transporter_country_id.name or ''&gt;</text:placeholder></text:span><text:span text:style-name="T5"> <text:s text:c="5"/></text:span><text:span text:style-name="T5"><text:placeholder text:placeholder-type="text">&lt;o.transporter_state_id.name or ''&gt;</text:placeholder></text:span></text:p>
      <text:p text:style-name="P6"><draw:line text:anchor-type="paragraph" draw:z-index="3" draw:style-name="gr2" draw:text-style-name="P25" svg:x1="5.355cm" svg:y1="0.333cm" svg:x2="17.261cm" svg:y2="0.333cm"><text:p/></draw:line><text:tab/>(c) Owner's Partner's Name: <text:span text:style-name="T9"><text:placeholder text:placeholder-type="text">&lt;o.transporter_owner or ''&gt;</text:placeholder></text:span></text:p>
      <text:p text:style-name="P7"><draw:line text:anchor-type="paragraph" draw:z-index="4" draw:style-name="gr2" draw:text-style-name="P25" svg:x1="3.371cm" svg:y1="0.333cm" svg:x2="17.42cm" svg:y2="0.333cm"><text:p/></draw:line> <text:s text:c="10"/>(d) Vehicle No. <text:span text:style-name="T9"><text:placeholder text:placeholder-type="text">&lt;o.transporter_vehicle_no or ''&gt;</text:placeholder></text:span></text:p>
      <text:p text:style-name="P6">(8) Driver Details:</text:p>
      <text:p text:style-name="P6"><draw:line text:anchor-type="paragraph" draw:z-index="5" draw:style-name="gr2" draw:text-style-name="P25" svg:x1="2.63cm" svg:y1="0.333cm" svg:x2="17.447cm" svg:y2="0.333cm"><text:p/></draw:line><text:soft-page-break/><text:tab/>(a) Name: <text:s/><text:span text:style-name="T9"><text:placeholder text:placeholder-type="text">&lt;o.driver_name or ''&gt;</text:placeholder></text:span></text:p>
      <text:p text:style-name="P6"><draw:line text:anchor-type="paragraph" draw:z-index="6" draw:style-name="gr2" draw:text-style-name="P25" svg:x1="3.08cm" svg:y1="0.36cm" svg:x2="17.711cm" svg:y2="0.36cm"><text:p/></draw:line><text:tab/>(b) Address: <text:s text:c="2"/><text:span text:style-name="T10"><text:placeholder text:placeholder-type="text">&lt;o.driver_street or ''&gt;</text:placeholder></text:span><text:span text:style-name="T10"> <text:s/></text:span><text:span text:style-name="T9"><text:placeholder text:placeholder-type="text">&lt;o.driver_street2 or ''&gt;</text:placeholder></text:span><text:span text:style-name="T9"> <text:s/></text:span><text:span text:style-name="T9"><text:placeholder text:placeholder-type="text">&lt;o.driver_city or ''&gt;</text:placeholder></text:span><text:span text:style-name="T9"> <text:s/></text:span><text:span text:style-name="T5"><text:placeholder text:placeholder-type="text">&lt;o.driver_country_id.name or ''&gt;</text:placeholder></text:span><text:span text:style-name="T5"> <text:s/></text:span><text:span text:style-name="T5"><text:placeholder text:placeholder-type="text">&lt;o.driver_state_id.name or ''&gt;</text:placeholder></text:span></text:p>
      <text:p text:style-name="P6"><draw:line text:anchor-type="paragraph" draw:z-index="7" draw:style-name="gr2" draw:text-style-name="P25" svg:x1="5.382cm" svg:y1="0.333cm" svg:x2="17.765cm" svg:y2="0.333cm"><text:p/></draw:line><text:tab/>(c) Driving Licence Number: <text:s/><text:span text:style-name="T9"><text:placeholder text:placeholder-type="text">&lt;o.driver_licence or ''&gt;</text:placeholder></text:span></text:p>
      <text:p text:style-name="P6"><draw:line text:anchor-type="paragraph" draw:z-index="8" draw:style-name="gr2" draw:text-style-name="P25" svg:x1="4.905cm" svg:y1="0.333cm" svg:x2="17.605cm" svg:y2="0.333cm"><text:p/></draw:line><text:tab/>(d) Licence Issuing State: <text:span text:style-name="T9"><text:placeholder text:placeholder-type="text">&lt;o.driver_issuing or ''&gt;</text:placeholder></text:span></text:p>
      <text:p text:style-name="P6">(9) Name and the address of person In charge of Goods:</text:p>
      <text:p text:style-name="P3"/>
      <text:p text:style-name="P3"><draw:custom-shape text:anchor-type="paragraph" draw:z-index="0" draw:style-name="gr1" svg:width="2.832cm" svg:height="1.165cm" svg:x="2.524cm" svg:y="-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Seal: <text:s text:c="4"/></text:p>
      <text:p text:style-name="P3"/>
      <text:p text:style-name="P8"><draw:line text:anchor-type="paragraph" draw:z-index="18" draw:style-name="gr2" draw:text-style-name="P25" svg:x1="2.074cm" svg:y1="0.351cm" svg:x2="9.932cm" svg:y2="0.351cm"><text:p/></draw:line> <text:s text:c="10"/>Place: <text:span text:style-name="T10"><text:placeholder text:placeholder-type="text">&lt;o.good_street or ''&gt;</text:placeholder></text:span><text:span text:style-name="T10"> <text:s/></text:span><text:span text:style-name="T9"><text:placeholder text:placeholder-type="text">&lt;o.good_street2 or ''&gt;</text:placeholder></text:span><text:span text:style-name="T9"> <text:s/></text:span><text:span text:style-name="T5"><text:placeholder text:placeholder-type="text">&lt;o.good_country_id.name or ''&gt;</text:placeholder></text:span><text:span text:style-name="T5"> <text:s/></text:span><text:span text:style-name="T5"><text:placeholder text:placeholder-type="text">&lt;o.good_state_id.name or ''&gt;</text:placeholder></text:span><text:tab/>Signature:<text:tab/><text:tab/></text:p>
      <text:p text:style-name="P9"><draw:line text:anchor-type="paragraph" draw:z-index="9" draw:style-name="gr2" draw:text-style-name="P25" svg:x1="2.021cm" svg:y1="0.259cm" svg:x2="6.016cm" svg:y2="0.259cm"><text:p/></draw:line> <text:s text:c="10"/>Date:<text:tab/>Designation: <text:span text:style-name="T9"><text:placeholder text:placeholder-type="text">&lt;o.good_designation or ''&gt;</text:placeholder></text:span><text:tab/></text:p>
      <text:p text:style-name="P15">For Commercial tax Department/Check Post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1">Entry No.</text:p>
          </table:table-cell>
          <table:table-cell table:style-name="Table4.A1" table:number-columns-spanned="2" office:value-type="string">
            <text:p text:style-name="P17"><text:placeholder text:placeholder-type="text">&lt;o.entry_no or ''&gt;</text:placeholder></text:p>
          </table:table-cell>
          <table:covered-table-cell/>
          <table:table-cell table:style-name="Table4.A1" office:value-type="string">
            <text:p text:style-name="P21">Reason for abnormal Stoppage</text:p>
          </table:table-cell>
          <table:table-cell table:style-name="Table4.E1" office:value-type="string">
            <text:p text:style-name="P21">Result if any</text:p>
          </table:table-cell>
        </table:table-row>
        <table:table-row>
          <table:table-cell table:style-name="Table4.A2" office:value-type="string">
            <text:p text:style-name="P6">Vehicle</text:p>
          </table:table-cell>
          <table:table-cell table:style-name="Table4.A2" office:value-type="string">
            <text:p text:style-name="P23">Date</text:p>
          </table:table-cell>
          <table:table-cell table:style-name="Table4.A2" office:value-type="string">
            <text:p text:style-name="P23">Time</text:p>
          </table:table-cell>
          <table:table-cell table:style-name="Table4.A2" office:value-type="string">
            <text:p text:style-name="P17"><text:placeholder text:placeholder-type="text">&lt;o.reason or ''&gt;</text:placeholder></text:p>
          </table:table-cell>
          <table:table-cell table:style-name="Table4.E2" office:value-type="string">
            <text:p text:style-name="P17"><text:placeholder text:placeholder-type="text">&lt;o.result or ''&gt;</text:placeholder></text:p>
          </table:table-cell>
        </table:table-row>
        <table:table-row>
          <table:table-cell table:style-name="Table4.A2" office:value-type="string">
            <text:p text:style-name="P21">Arrival</text:p>
          </table:table-cell>
          <table:table-cell table:style-name="Table4.A2" office:value-type="string">
            <text:p text:style-name="P17"><text:placeholder text:placeholder-type="text">&lt;o.arrival[8:10]+'/'+o.arrival[5:7]+'/'+o.arrival[:4]&gt;</text:placeholder></text:p>
          </table:table-cell>
          <table:table-cell table:style-name="Table4.A2" office:value-type="string">
            <text:p text:style-name="P17"><text:placeholder text:placeholder-type="text">&lt;get_time(o.id)&gt;</text:placeholder>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 table:style-name="Table4.4">
          <table:table-cell table:style-name="Table4.A2" office:value-type="string">
            <text:p text:style-name="P21">Departure</text:p>
          </table:table-cell>
          <table:table-cell table:style-name="Table4.A2" office:value-type="string">
            <text:p text:style-name="P17"><text:placeholder text:placeholder-type="text">&lt;o.departure[8:10]+'/'+o.departure[5:7]+'/'+o.departure[:4]&gt;</text:placeholder></text:p>
          </table:table-cell>
          <table:table-cell table:style-name="Table4.A2" office:value-type="string">
            <text:p text:style-name="P17"><text:placeholder text:placeholder-type="text">&lt;get_departure(o.id)&gt;</text:placeholder>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</table:table>
      <text:p text:style-name="P15"/>
      <text:p text:style-name="P10"><draw:line text:anchor-type="paragraph" draw:z-index="11" draw:style-name="gr2" draw:text-style-name="P25" svg:x1="10.091cm" svg:y1="0.307cm" svg:x2="17.473cm" svg:y2="0.307cm"><text:p/></draw:line> <text:s/><text:tab/>Signature:<text:tab/><text:tab/></text:p>
      <text:p text:style-name="P15"><draw:line text:anchor-type="paragraph" draw:z-index="10" draw:style-name="gr2" draw:text-style-name="P25" svg:x1="1.016cm" svg:y1="0.303cm" svg:x2="5.779cm" svg:y2="0.303cm"><text:p/></draw:line> <text:s/>Date: <text:span text:style-name="T11"><text:placeholder text:placeholder-type="text">&lt;get_date()&gt;</text:placeholder></text:span><text:tab/>Designation:<text:tab/><text:span text:style-name="T11"><text:placeholder text:placeholder-type="text">&lt;o.good_designation or ''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767cm" fo:margin-bottom="1.085cm" fo:margin-left="1.349cm" fo:margin-right="1.32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7-23T12:07:27</dc:date>
    <dc:creator>Dev127 </dc:creator>
    <meta:editing-duration>PT10H44M48S</meta:editing-duration>
    <meta:editing-cycles>133</meta:editing-cycles>
    <meta:generator>LibreOffice/3.5$Linux_x86 LibreOffice_project/350m1$Build-2</meta:generator>
    <meta:document-statistic meta:table-count="5" meta:image-count="6" meta:object-count="0" meta:page-count="2" meta:paragraph-count="95" meta:word-count="433" meta:character-count="3799" meta:non-whitespace-character-count="3318"/>
  </office:meta>
</office:document-meta>
</file>